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e63b1" officeooo:paragraph-rsid="000e63b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63b1" officeooo:paragraph-rsid="000e63b1" style:font-weight-asian="bold" style:font-weight-complex="bold"/>
    </style:style>
    <style:style style:name="P3" style:family="paragraph" style:parent-style-name="Standard">
      <style:text-properties officeooo:rsid="000e6c60" officeooo:paragraph-rsid="000e6c60"/>
    </style:style>
    <style:style style:name="P4" style:family="paragraph" style:parent-style-name="Standard">
      <style:text-properties officeooo:rsid="000e6c60" officeooo:paragraph-rsid="001779e1"/>
    </style:style>
    <style:style style:name="P5" style:family="paragraph" style:parent-style-name="Standard">
      <style:text-properties officeooo:rsid="00103524" officeooo:paragraph-rsid="00103524"/>
    </style:style>
    <style:style style:name="P6" style:family="paragraph" style:parent-style-name="Standard">
      <style:text-properties officeooo:rsid="00103524" officeooo:paragraph-rsid="001779e1"/>
    </style:style>
    <style:style style:name="P7" style:family="paragraph" style:parent-style-name="Standard">
      <style:text-properties officeooo:rsid="0010c9ef" officeooo:paragraph-rsid="0010c9ef"/>
    </style:style>
    <style:style style:name="P8" style:family="paragraph" style:parent-style-name="Standard">
      <style:text-properties officeooo:rsid="0010eaa2" officeooo:paragraph-rsid="0010eaa2"/>
    </style:style>
    <style:style style:name="P9" style:family="paragraph" style:parent-style-name="Standard">
      <style:text-properties officeooo:rsid="0010eaa2" officeooo:paragraph-rsid="0013a956"/>
    </style:style>
    <style:style style:name="P10" style:family="paragraph" style:parent-style-name="Standard">
      <style:text-properties officeooo:rsid="0011367c" officeooo:paragraph-rsid="0011367c"/>
    </style:style>
    <style:style style:name="P11" style:family="paragraph" style:parent-style-name="Standard">
      <style:text-properties officeooo:rsid="0014eaa8" officeooo:paragraph-rsid="0014eaa8" fo:background-color="transparent"/>
    </style:style>
    <style:style style:name="P12" style:family="paragraph" style:parent-style-name="Standard">
      <style:text-properties officeooo:rsid="00162050" officeooo:paragraph-rsid="00162050" fo:background-color="transparent"/>
    </style:style>
    <style:style style:name="P13" style:family="paragraph" style:parent-style-name="Standard">
      <style:text-properties officeooo:rsid="00162050" officeooo:paragraph-rsid="0011367c" fo:background-color="transparent"/>
    </style:style>
    <style:style style:name="P14" style:family="paragraph" style:parent-style-name="Standard">
      <style:text-properties officeooo:rsid="0010eaa2" officeooo:paragraph-rsid="00162050" fo:background-color="transparent"/>
    </style:style>
    <style:style style:name="P15" style:family="paragraph" style:parent-style-name="Standard">
      <style:text-properties officeooo:rsid="001ce478" officeooo:paragraph-rsid="001ce478" fo:background-color="transparent"/>
    </style:style>
    <style:style style:name="P16" style:family="paragraph" style:parent-style-name="Standard">
      <style:text-properties officeooo:rsid="0010eaa2" officeooo:paragraph-rsid="0014eaa8" fo:background-color="#ffffff"/>
    </style:style>
    <style:style style:name="P17" style:family="paragraph" style:parent-style-name="Standard">
      <style:text-properties officeooo:rsid="000f72b0" officeooo:paragraph-rsid="001779e1"/>
    </style:style>
    <style:style style:name="P18" style:family="paragraph" style:parent-style-name="Standard">
      <style:text-properties officeooo:rsid="001aa6a1" officeooo:paragraph-rsid="001aa6a1"/>
    </style:style>
    <style:style style:name="P19" style:family="paragraph" style:parent-style-name="Standard">
      <style:text-properties officeooo:rsid="00162050" officeooo:paragraph-rsid="00162050" fo:background-color="#ffff00"/>
    </style:style>
    <style:style style:name="P20" style:family="paragraph" style:parent-style-name="Standard" style:list-style-name="L1">
      <style:text-properties officeooo:rsid="001ce478" officeooo:paragraph-rsid="001ce478" fo:background-color="transparent"/>
    </style:style>
    <style:style style:name="P21" style:family="paragraph" style:parent-style-name="Standard" style:list-style-name="L1">
      <style:text-properties officeooo:rsid="001d3e03" officeooo:paragraph-rsid="001d3e03" fo:background-color="transparent"/>
    </style:style>
    <style:style style:name="P22" style:family="paragraph" style:parent-style-name="Standard" style:list-style-name="L1">
      <style:text-properties officeooo:rsid="001f25a6" officeooo:paragraph-rsid="001f25a6" fo:background-color="transparent"/>
    </style:style>
    <style:style style:name="P23" style:family="paragraph" style:parent-style-name="Standard" style:list-style-name="L1">
      <style:text-properties officeooo:rsid="002485e9" officeooo:paragraph-rsid="002485e9" fo:background-color="transparen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99"/>
    </style:style>
    <style:style style:name="T1" style:family="text">
      <style:text-properties officeooo:rsid="0010c9e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2050" fo:background-color="#ffff00" loext:char-shading-value="0"/>
    </style:style>
    <style:style style:name="T4" style:family="text">
      <style:text-properties officeooo:rsid="0011d22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62050"/>
    </style:style>
    <style:style style:name="T7" style:family="text">
      <style:text-properties officeooo:rsid="001779e1"/>
    </style:style>
    <style:style style:name="T8" style:family="text">
      <style:text-properties officeooo:rsid="001928cf"/>
    </style:style>
    <style:style style:name="T9" style:family="text">
      <style:text-properties officeooo:rsid="001aa3c5"/>
    </style:style>
    <style:style style:name="T10" style:family="text">
      <style:text-properties officeooo:rsid="001aa6a1"/>
    </style:style>
    <style:style style:name="T11" style:family="text">
      <style:text-properties fo:font-weight="bold" officeooo:rsid="001928cf" style:font-weight-asian="bold" style:font-weight-complex="bold"/>
    </style:style>
    <style:style style:name="T12" style:family="text">
      <style:text-properties officeooo:rsid="001b5304"/>
    </style:style>
    <style:style style:name="T13" style:family="text">
      <style:text-properties officeooo:rsid="001ef6bc"/>
    </style:style>
    <style:style style:name="T14" style:family="text">
      <style:text-properties officeooo:rsid="00225c0e"/>
    </style:style>
    <style:style style:name="T15" style:family="text">
      <style:text-properties officeooo:rsid="00265122"/>
    </style:style>
    <style:style style:name="T16" style:family="text">
      <style:text-properties officeooo:rsid="0029f7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99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ckage Dependency Built Sequence Algorithm</text:p>
      <text:p text:style-name="P1"/>
      <text:p text:style-name="P1">Consider Package A that is built against Package B. </text:p>
      <text:p text:style-name="P1"/>
      <text:p text:style-name="P1"><draw:frame text:anchor-type="paragraph" draw:z-index="0" draw:style-name="gr1" draw:text-style-name="P24" svg:width="0.3386in" svg:height="0.2689in" svg:x="3.0472in" svg:y="0.1327in"><draw:text-box><text:p><text:s text:c="3"/>A</text:p></draw:text-box></draw:frame><draw:frame text:anchor-type="paragraph" draw:z-index="1" draw:style-name="gr1" draw:text-style-name="P24" svg:width="0.3386in" svg:height="0.2689in" svg:x="3.0646in" svg:y="1.452in"><draw:text-box><text:p><text:s text:c="3"/>B</text:p></draw:text-box></draw:frame><draw:line text:anchor-type="paragraph" draw:z-index="2" draw:style-name="gr2" draw:text-style-name="P25" svg:x1="3.2382in" svg:y1="1.4524in" svg:x2="3.2465in" svg:y2="0.401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ckage B is to be built <text:span text:style-name="T9">and installed </text:span>before Package A <text:span text:style-name="T9">is built</text:span>. Thus the sequence is:</text:p>
      <text:p text:style-name="P1"/>
      <text:p text:style-name="P1">B, A</text:p>
      <text:p text:style-name="P1"/>
      <text:p text:style-name="P4">Now consider a slightly more complicated case. A system comprises of 5 packages; denoted as 1,2,3,4 and 5. <text:span text:style-name="T7">U</text:span>pgrade<text:span text:style-name="T9">s for</text:span> packages 2 and 5 <text:span text:style-name="T7">are available and the System Administrator would like rebuild these packages</text:span>.</text:p>
      <text:p text:style-name="P4"/>
      <text:p text:style-name="P17">The dependency relationship between these <text:span text:style-name="T9">five</text:span> packages is illustrated below:</text:p>
      <text:p text:style-name="P3"/>
      <text:p text:style-name="P3"><draw:frame text:anchor-type="paragraph" draw:z-index="3" draw:style-name="gr3" draw:text-style-name="P24" svg:width="0.3386in" svg:height="0.2724in" svg:x="2.3354in" svg:y="0.1374in"><draw:text-box><text:p><text:s text:c="3"/>1</text:p></draw:text-box></draw:frame><draw:frame text:anchor-type="paragraph" draw:z-index="4" draw:style-name="gr4" draw:text-style-name="P26" svg:width="0.3386in" svg:height="0.2724in" svg:x="3.6472in" svg:y="0.1425in"><draw:text-box><text:p><text:s text:c="3"/>2</text:p></draw:text-box></draw:frame><draw:frame text:anchor-type="paragraph" draw:z-index="5" draw:style-name="gr3" draw:text-style-name="P24" svg:width="0.3386in" svg:height="0.2724in" svg:x="2.3181in" svg:y="1.078in"><draw:text-box><text:p><text:s text:c="3"/>3</text:p></draw:text-box></draw:frame><draw:frame text:anchor-type="paragraph" draw:z-index="6" draw:style-name="gr3" draw:text-style-name="P24" svg:width="0.3386in" svg:height="0.2724in" svg:x="3.6728in" svg:y="1.0925in"><draw:text-box><text:p><text:s text:c="2"/>4</text:p></draw:text-box></draw:frame><draw:frame text:anchor-type="paragraph" draw:z-index="7" draw:style-name="gr4" draw:text-style-name="P26" svg:width="0.3386in" svg:height="0.2724in" svg:x="3.0827in" svg:y="1.9602in"><draw:text-box><text:p><text:s text:c="3"/>5</text:p></draw:text-box></draw:frame><draw:line text:anchor-type="paragraph" draw:z-index="8" draw:style-name="gr2" draw:text-style-name="P25" svg:x1="2.4866in" svg:y1="1.078in" svg:x2="2.4866in" svg:y2="0.4098in"><text:p/></draw:line><draw:line text:anchor-type="paragraph" draw:z-index="9" draw:style-name="gr2" draw:text-style-name="P25" svg:x1="3.8327in" svg:y1="1.0925in" svg:x2="3.8327in" svg:y2="0.4146in"><text:p/></draw:line><draw:line text:anchor-type="paragraph" draw:z-index="10" draw:style-name="gr2" draw:text-style-name="P25" svg:x1="2.4866in" svg:y1="1.078in" svg:x2="3.8323in" svg:y2="0.4146in"><text:p/></draw:line><draw:line text:anchor-type="paragraph" draw:z-index="11" draw:style-name="gr2" draw:text-style-name="P25" svg:x1="3.2252in" svg:y1="1.9602in" svg:x2="2.5043in" svg:y2="1.35in"><text:p/></draw:line><draw:line text:anchor-type="paragraph" draw:z-index="12" draw:style-name="gr2" draw:text-style-name="P25" svg:x1="3.2252in" svg:y1="1.9602in" svg:x2="3.8236in" svg:y2="1.3646in"><text:p/></draw:line>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13" draw:style-name="gr2" draw:text-style-name="P25" svg:x1="3.6728in" svg:y1="0.072in" svg:x2="2.6563in" svg:y2="0.0638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hus:</text:p>
      <text:p text:style-name="P6">Package 1 depends on Package 3.</text:p>
      <text:p text:style-name="P5">Package 2 depends on Packages 3 and 4.</text:p>
      <text:p text:style-name="P5">Package 3 depends on Package<text:span text:style-name="T8">s</text:span> <text:span text:style-name="T1">4 and </text:span>5.</text:p>
      <text:p text:style-name="P5">Package 4 depends on Package 5.</text:p>
      <text:p text:style-name="P5">Package 5 does not depend on any package.</text:p>
      <text:p text:style-name="P5"/>
      <text:p text:style-name="P7">Conversely:</text:p>
      <text:p text:style-name="P7"/>
      <text:p text:style-name="P7">No package depend on Package <text:span text:style-name="T2">1</text:span>.</text:p>
      <text:p text:style-name="P7">No package depend on Package <text:span text:style-name="T2">2</text:span>.</text:p>
      <text:p text:style-name="P7">Packages 1 and 2 depend on Package <text:span text:style-name="T2">3</text:span>.</text:p>
      <text:p text:style-name="P7">Packages 2 and 3 depend on Package <text:span text:style-name="T2">4</text:span>.</text:p>
      <text:p text:style-name="P7">Packages 3 and 4 depend on Package <text:span text:style-name="T2">5</text:span>.</text:p>
      <text:p text:style-name="P5"><text:soft-page-break/></text:p>
      <text:p text:style-name="P5">We start by listing the packages we would like to upgrade in some order, say <text:span text:style-name="T9">in alpha</text:span>numeric order:</text:p>
      <text:p text:style-name="P5"/>
      <text:p text:style-name="P5">2, 5</text:p>
      <text:p text:style-name="P5"/>
      <text:p text:style-name="P5"><text:span text:style-name="T8">No package depends on Package 2, but</text:span> in order to upgrade Package 5, we would have to rebuild Packages 3 and 4 <text:span text:style-name="T11">after</text:span><text:span text:style-name="T8"> Package 5</text:span>. <text:span text:style-name="T1">Therefore our next sequence of builds is the following:</text:span></text:p>
      <text:p text:style-name="P5"/>
      <text:p text:style-name="P7"><text:span text:style-name="T2">2</text:span><text:span text:style-name="T5">, </text:span><text:span text:style-name="T2">5</text:span>, 3, 4</text:p>
      <text:p text:style-name="P7"/>
      <text:p text:style-name="P8">The Packages that were inherited from the previous iteration <text:span text:style-name="T15">have been</text:span> highlighted in yellow.</text:p>
      <text:p text:style-name="P8">For the next iteration we have to list the packages that depend on Packages 3 and 4 <text:span text:style-name="T10">and we list them in the correct built order</text:span>:</text:p>
      <text:p text:style-name="P8"/>
      <text:p text:style-name="P8"><text:span text:style-name="T2">2</text:span><text:span text:style-name="T5">, </text:span><text:span text:style-name="T2">5</text:span><text:span text:style-name="T5">, </text:span><text:span text:style-name="T2">3</text:span>, 1, 2, <text:span text:style-name="T2">4</text:span>, 2, 3</text:p>
      <text:p text:style-name="P8"/>
      <text:p text:style-name="P8">Note that Package 2 is listed <text:span text:style-name="T4">three times</text:span>. Clearly we only need to build Package 2 if we <text:span text:style-name="T8">manage to </text:span>follow a logical sequence and that would entail retaining only the last <text:span text:style-name="T4">instance of this package</text:span>:</text:p>
      <text:p text:style-name="P8"/>
      <text:p text:style-name="P9"><text:span text:style-name="T2">5</text:span><text:span text:style-name="T5">, </text:span><text:span text:style-name="T2">3</text:span>, 1, <text:span text:style-name="T2">4</text:span>, <text:span text:style-name="T5">2</text:span>, 3</text:p>
      <text:p text:style-name="P8"/>
      <text:p text:style-name="P10"><text:span text:style-name="T8">We</text:span> also appl<text:span text:style-name="T8">y this logic</text:span> to Package 3:</text:p>
      <text:p text:style-name="P10"/>
      <text:p text:style-name="P9"><text:span text:style-name="T2">5</text:span><text:span text:style-name="T5">, 1, </text:span><text:span text:style-name="T2">4</text:span><text:span text:style-name="T5">, 2, 3</text:span></text:p>
      <text:p text:style-name="P8"/>
      <text:p text:style-name="P18">An astute reader would note that as Package 2 depends on Package 3, the sequence listed above is incorrect. <text:span text:style-name="T16">However, a</text:span>s we have not finished with our algorithm, this is inconsequential.</text:p>
      <text:p text:style-name="P10"/>
      <text:p text:style-name="P10">Now we <text:span text:style-name="T8">go through</text:span> another iteration. <text:span text:style-name="T10">We consider only the unhighlighted packages as the highlighted packages have already been elaborated in the previous iterations. The first instance of packages 1, 2 and 3 are now highlighted since they are now elaborated.</text:span></text:p>
      <text:p text:style-name="P13"/>
      <text:p text:style-name="P14"><text:span text:style-name="T2">5</text:span>, <text:span text:style-name="T2">1</text:span>, <text:span text:style-name="T2">4</text:span>, <text:span text:style-name="T2">2</text:span>, <text:span text:style-name="T2">3</text:span>, <text:span text:style-name="T6">1, 2</text:span></text:p>
      <text:p text:style-name="P16"/>
      <text:p text:style-name="P12">As in the previous case, we retain only the last instance<text:span text:style-name="T12">s</text:span> of Packages 1 and 2:</text:p>
      <text:p text:style-name="P12"/>
      <text:p text:style-name="P14"><text:span text:style-name="T2">5</text:span>, <text:span text:style-name="T2">4</text:span>, <text:span text:style-name="T2">3</text:span>, <text:span text:style-name="T6">1, 2</text:span></text:p>
      <text:p text:style-name="P11"/>
      <text:p text:style-name="P11"><text:span text:style-name="T12">No package depends on Packages 1 and 2, thus the sequence is stabilised and now </text:span>all packages have been highlighted. <text:span text:style-name="T12">This concludes the algorithm.</text:span></text:p>
      <text:p text:style-name="P11"/>
      <text:p text:style-name="P14"><text:span text:style-name="T2">5</text:span>, <text:span text:style-name="T2">4</text:span>, <text:span text:style-name="T2">3</text:span>,<text:span text:style-name="T2"> </text:span><text:span text:style-name="T3">1</text:span><text:span text:style-name="T6">, </text:span><text:span text:style-name="T3">2</text:span></text:p>
      <text:p text:style-name="P19"/>
      <text:p text:style-name="P15"><text:span text:style-name="T6">T</text:span>hus this algorithm may be summarised as follows:</text:p>
      <text:p text:style-name="P15"/>
      <text:list xml:id="list618895695367987389" text:style-name="L1">
        <text:list-item>
          <text:p text:style-name="P20">List the packages that require an upgrade in some order (say alphanumeric)</text:p>
        </text:list-item>
        <text:list-item>
          <text:p text:style-name="P21">Elaborate the packages listed in (1), by listing the packages that depend on them in some order after the packages on which they depend <text:span text:style-name="T14">while highlighting (only) the original packages</text:span></text:p>
        </text:list-item>
        <text:list-item>
          <text:p text:style-name="P22">If all the packages are highlighted, stop</text:p>
        </text:list-item>
        <text:list-item>
          <text:p text:style-name="P21">Retain the last in<text:span text:style-name="T13">stance of any package listed more than once.</text:span></text:p>
        </text:list-item>
        <text:list-item>
          <text:p text:style-name="P22">Elaborate the unhighlighted packages <text:span text:style-name="T14">as in step (2), and highlighting these packages</text:span></text:p>
        </text:list-item>
        <text:list-item>
          <text:p text:style-name="P23"><text:soft-page-break/>Go to step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5:41:06.617327413</meta:creation-date>
    <dc:date>2016-02-22T16:45:10.646886316</dc:date>
    <meta:editing-duration>PT6H18M8S</meta:editing-duration>
    <meta:editing-cycles>31</meta:editing-cycles>
    <meta:generator>LibreOffice/5.0.4.2$Linux_x86 LibreOffice_project/2b9802c1994aa0b7dc6079e128979269cf95bc78</meta:generator>
    <meta:document-statistic meta:table-count="0" meta:image-count="0" meta:object-count="0" meta:page-count="3" meta:paragraph-count="43" meta:word-count="532" meta:character-count="2875" meta:non-whitespace-character-count="2391"/>
  </office:meta>
</office:document-meta>
</file>